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Type.getCreateUse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Type.UserType( String _key , String _className , String _createUse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Type.Us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Type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Type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Type.setClassName( String _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Type.setKey( String _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Type.setCreateUseCase( String _createUse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